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c4e6" officeooo:paragraph-rsid="0020c4e6"/>
    </style:style>
    <style:style style:name="P2" style:family="paragraph" style:parent-style-name="Standard">
      <style:text-properties officeooo:rsid="0020c4e6" officeooo:paragraph-rsid="00392d97"/>
    </style:style>
    <style:style style:name="P3" style:family="paragraph" style:parent-style-name="Standard">
      <style:text-properties fo:font-weight="bold" officeooo:rsid="0020c4e6" officeooo:paragraph-rsid="0020c4e6" style:font-weight-asian="bold" style:font-weight-complex="bold"/>
    </style:style>
    <style:style style:name="P4" style:family="paragraph" style:parent-style-name="Standard">
      <style:text-properties fo:font-weight="bold" officeooo:rsid="00392d97" officeooo:paragraph-rsid="00392d97" style:font-weight-asian="bold" style:font-weight-complex="bold"/>
    </style:style>
    <style:style style:name="P5" style:family="paragraph" style:parent-style-name="Standard">
      <style:text-properties fo:font-weight="normal" officeooo:rsid="0020c4e6" officeooo:paragraph-rsid="0020c4e6" style:font-weight-asian="normal" style:font-weight-complex="normal"/>
    </style:style>
    <style:style style:name="P6" style:family="paragraph" style:parent-style-name="Standard">
      <style:text-properties fo:font-weight="normal" officeooo:rsid="0020c4e6" officeooo:paragraph-rsid="00392d97" style:font-weight-asian="normal" style:font-weight-complex="normal"/>
    </style:style>
    <style:style style:name="P7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20c4e6" officeooo:paragraph-rsid="0020c4e6" style:font-weight-asian="bold" style:font-weight-complex="bold"/>
    </style:style>
    <style:style style:name="P8" style:family="paragraph" style:parent-style-name="Standard" style:master-page-name="">
      <style:paragraph-properties fo:line-height="200%" style:page-number="auto" style:shadow="none"/>
      <style:text-properties fo:font-weight="bold" officeooo:rsid="0020c4e6" officeooo:paragraph-rsid="0020c4e6" style:font-weight-asian="bold" style:font-weight-complex="bold"/>
    </style:style>
    <style:style style:name="P9" style:family="paragraph" style:parent-style-name="Standard" style:master-page-name="">
      <style:paragraph-properties fo:line-height="200%" fo:text-align="justify" style:justify-single-word="false" style:page-number="auto" style:shadow="none"/>
      <style:text-properties officeooo:rsid="0022aa89" officeooo:paragraph-rsid="0022aa89"/>
    </style:style>
    <style:style style:name="P10" style:family="paragraph" style:parent-style-name="Standard">
      <style:paragraph-properties fo:line-height="200%" style:shadow="none"/>
      <style:text-properties officeooo:rsid="0020c4e6" officeooo:paragraph-rsid="0020c4e6"/>
    </style:style>
    <style:style style:name="P11" style:family="paragraph" style:parent-style-name="Standard">
      <style:paragraph-properties fo:line-height="200%" style:shadow="none"/>
      <style:text-properties officeooo:rsid="0020c4e6" officeooo:paragraph-rsid="0021acab"/>
    </style:style>
    <style:style style:name="T1" style:family="text">
      <style:text-properties officeooo:rsid="0021acab"/>
    </style:style>
    <style:style style:name="T2" style:family="text">
      <style:text-properties officeooo:rsid="00248700"/>
    </style:style>
    <style:style style:name="T3" style:family="text">
      <style:text-properties officeooo:rsid="002a19d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a19dc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>
        <style:columns fo:column-count="2" fo:column-gap="0.497cm">
          <style:column style:rel-width="481*" fo:start-indent="0cm" fo:end-indent="0.249cm"/>
          <style:column style:rel-width="483*" fo:start-indent="0.249cm" fo:end-indent="0cm"/>
        </style:columns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terrogation sur le subjonctif</text:p>
      <text:p text:style-name="P1"/>
      <text:p text:style-name="P3">(1) Complétez les conjugaisons du subjonctif : [/10 points]</text:p>
      <text:p text:style-name="P1"/>
      <text:p text:style-name="P8">avoir<text:tab/><text:tab/><text:tab/><text:tab/>être<text:tab/><text:tab/><text:tab/><text:tab/><text:span text:style-name="T1">chante<text:tab/><text:tab/><text:tab/><text:tab/>mourir</text:span></text:p>
      <text:p text:style-name="P10">que j’_______<text:tab/><text:tab/><text:tab/>que je sois<text:tab/><text:tab/><text:tab/><text:span text:style-name="T1">que je chante<text:tab/><text:tab/><text:tab/>que je _____</text:span></text:p>
      <text:p text:style-name="P10">que tu ______<text:tab/><text:tab/><text:tab/>que tu sois<text:tab/><text:tab/><text:tab/><text:span text:style-name="T1">que tu chantes<text:tab/><text:tab/><text:tab/>que tu _____</text:span></text:p>
      <text:p text:style-name="P10">qu’il _______<text:tab/><text:tab/><text:tab/>qu’il soit<text:tab/><text:tab/><text:tab/><text:span text:style-name="T1">qu’il chante<text:tab/><text:tab/><text:tab/>qu’il ______</text:span></text:p>
      <text:p text:style-name="P11">que nous ayons<text:tab/><text:tab/>que nous _________<text:tab/><text:tab/>que nous _________<text:tab/><text:tab/><text:span text:style-name="T1">que nous mourions</text:span></text:p>
      <text:p text:style-name="P10">que vous ayez<text:tab/><text:tab/><text:tab/>que vous _________<text:tab/><text:tab/><text:span text:style-name="T1">que vous _________<text:tab/><text:tab/>que vous mouriez</text:span></text:p>
      <text:p text:style-name="P10">qu’ils aient<text:tab/><text:tab/><text:tab/>qu’ils soient<text:tab/><text:tab/><text:tab/><text:span text:style-name="T1">qu’ils chantent<text:tab/><text:tab/>qu’ils meurent</text:span></text:p>
      <text:p text:style-name="P1"><text:span text:style-name="T4">(2) Complétez, en utilisant le subjonctif </text:span><text:span text:style-name="T5">présent</text:span><text:span text:style-name="T4">, les phrases suivantes : [/6 points]</text:span></text:p>
      <text:p text:style-name="P1"/>
      <text:p text:style-name="P9"><text:tab/>Je crains qu’ils ne [savoir] _______________ pas à quel point ils se trompent. <text:span text:style-name="T2">Pour que tu [pouvoir] ____________ travailler dans de bonnes conditions, je suis prêt à t’aider. Peu importe qu’il [prendre] _______ ou non ma place, je resterai. Afin qu’il [gagner] ____________ un peu d’argent et qu’il [avoir] ___________ son indépendance, il lui faut trouver un travail. Il cherche une maison qui [convenir] _____________ à tous.</text:span></text:p>
      <text:p text:style-name="P1"/>
      <text:p text:style-name="P3"><draw:frame draw:style-name="fr1" draw:name="Cadre1" text:anchor-type="paragraph" svg:x="0.527cm" svg:y="2.028cm" svg:width="15.63cm" draw:z-index="0"><draw:text-box fo:min-height="9.121cm"><text:p text:style-name="P4">J’t’emmène au vent, Louise Attaque (1997)</text:p><text:p text:style-name="P3"/><text:p text:style-name="P5">Allez viens, j't'emmène au vent,</text:p><text:p text:style-name="P5">Je t'emmène au-dessus des gens,</text:p><text:p text:style-name="P5">Et je voudrais que tu te rappelles</text:p><text:p text:style-name="P5">Notre amour est éternel</text:p><text:p text:style-name="P5">Et pas artificiel</text:p><text:p text:style-name="P5"/><text:p text:style-name="P5">[Refrain]</text:p><text:p text:style-name="P5">Je voudrais que tu te ramènes devant,</text:p><text:p text:style-name="P5">Que tu sois là de temps en temps</text:p><text:p text:style-name="P5">Et je voudrais que tu te rappelles,</text:p><text:p text:style-name="P6">Notre amour est éternel</text:p><text:p text:style-name="P6">Et pas artificiel</text:p><text:p text:style-name="P5"/><text:p text:style-name="P6">Je voudrais que tu m'appelles plus souvent</text:p><text:p text:style-name="P6">Que tu prennes parfois les devants</text:p><text:p text:style-name="P5">Et je voudrais que tu te rappelles,</text:p><text:p text:style-name="P5">Notre amour est éternel</text:p><text:p text:style-name="P5">Et pas artificiel</text:p><text:p text:style-name="P5"/><text:p text:style-name="P5">Je voudrais que tu sois celle que j'entends</text:p><text:p text:style-name="P5"/><text:p text:style-name="P5">Allez viens j't'emmène au-dessus des gens</text:p><text:p text:style-name="P5">Et je voudrais que tu te rappelles,</text:p><text:p text:style-name="P5">Notre amourette éternelle,</text:p><text:p text:style-name="P5">Artificielle</text:p><text:p text:style-name="P5">[Refrain] x 5</text:p><text:p text:style-name="P1"/></draw:text-box></draw:frame>(3) Soulignez les formes verbales au subjonctif dans les phrases suivantes : [/4 points]</text:p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5:08:29.785411835</meta:creation-date>
    <meta:generator>LibreOffice/6.0.6.2$Linux_X86_64 LibreOffice_project/00m0$Build-2</meta:generator>
    <dc:date>2018-11-25T15:32:10.187519675</dc:date>
    <meta:editing-duration>PT23M31S</meta:editing-duration>
    <meta:editing-cycles>23</meta:editing-cycles>
    <meta:document-statistic meta:table-count="0" meta:image-count="0" meta:object-count="0" meta:page-count="1" meta:paragraph-count="35" meta:word-count="289" meta:character-count="1758" meta:non-whitespace-character-count="1464"/>
  </office:meta>
</office:document-meta>
</file>